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onospace" svg:font-family="Monospace"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officeooo:rsid="000ab21a" officeooo:paragraph-rsid="000ab21a"/>
    </style:style>
    <style:style style:name="P3" style:family="paragraph" style:parent-style-name="Text_20_body">
      <style:paragraph-properties fo:text-align="justify" style:justify-single-word="false"/>
      <style:text-properties style:font-name="Arial" officeooo:rsid="000ab21a" officeooo:paragraph-rsid="000ab21a"/>
    </style:style>
    <style:style style:name="P4" style:family="paragraph" style:parent-style-name="Text_20_body">
      <style:text-properties style:font-name="Arial" officeooo:rsid="000c2876" officeooo:paragraph-rsid="000c2876"/>
    </style:style>
    <style:style style:name="P5" style:family="paragraph" style:parent-style-name="Text_20_body">
      <style:paragraph-properties fo:text-align="justify" style:justify-single-word="false"/>
      <style:text-properties style:font-name="Arial" officeooo:rsid="000c2876" officeooo:paragraph-rsid="000c2876"/>
    </style:style>
    <style:style style:name="P6" style:family="paragraph" style:parent-style-name="Text_20_body">
      <style:paragraph-properties fo:text-align="justify" style:justify-single-word="false"/>
      <style:text-properties style:font-name="Arial" officeooo:rsid="000c6e4f" officeooo:paragraph-rsid="000c6e4f"/>
    </style:style>
    <style:style style:name="P7" style:family="paragraph" style:parent-style-name="Text_20_body">
      <style:paragraph-properties fo:text-align="start" style:justify-single-word="false"/>
      <style:text-properties style:font-name="Arial" officeooo:rsid="000c6e4f" officeooo:paragraph-rsid="000c6e4f"/>
    </style:style>
    <style:style style:name="P8" style:family="paragraph" style:parent-style-name="Text_20_body">
      <style:paragraph-properties fo:text-align="start" style:justify-single-word="false"/>
      <style:text-properties style:font-name="Arial" officeooo:rsid="000e6422" officeooo:paragraph-rsid="000e6422"/>
    </style:style>
    <style:style style:name="P9" style:family="paragraph" style:parent-style-name="Text_20_body">
      <style:paragraph-properties fo:text-align="justify" style:justify-single-word="false"/>
      <style:text-properties style:font-name="Arial" officeooo:rsid="000e6422" officeooo:paragraph-rsid="000e6422"/>
    </style:style>
    <style:style style:name="P10" style:family="paragraph" style:parent-style-name="Text_20_body">
      <style:text-properties style:font-name="Arial" officeooo:rsid="000f6bb4" officeooo:paragraph-rsid="000f6bb4"/>
    </style:style>
    <style:style style:name="P11" style:family="paragraph" style:parent-style-name="Text_20_body">
      <style:paragraph-properties fo:text-align="justify" style:justify-single-word="false"/>
      <style:text-properties style:font-name="Arial" officeooo:rsid="000f6bb4" officeooo:paragraph-rsid="000f6bb4"/>
    </style:style>
    <style:style style:name="P12" style:family="paragraph" style:parent-style-name="Text_20_body">
      <style:paragraph-properties fo:text-align="justify" style:justify-single-word="false"/>
      <style:text-properties style:font-name="Arial" officeooo:rsid="00112eb1" officeooo:paragraph-rsid="00112eb1"/>
    </style:style>
    <style:style style:name="P13" style:family="paragraph" style:parent-style-name="Text_20_body">
      <style:text-properties style:font-name="Arial" officeooo:rsid="001197b2" officeooo:paragraph-rsid="001197b2"/>
    </style:style>
    <style:style style:name="P14" style:family="paragraph" style:parent-style-name="Text_20_body">
      <style:paragraph-properties fo:text-align="justify" style:justify-single-word="false"/>
      <style:text-properties style:font-name="Arial" officeooo:rsid="00163724" officeooo:paragraph-rsid="00163724"/>
    </style:style>
    <style:style style:name="P15" style:family="paragraph" style:parent-style-name="Text_20_body">
      <style:paragraph-properties fo:text-align="justify" style:justify-single-word="false"/>
      <style:text-properties officeooo:rsid="001197b2" officeooo:paragraph-rsid="001197b2"/>
    </style:style>
    <style:style style:name="P16" style:family="paragraph" style:parent-style-name="Text_20_body">
      <style:paragraph-properties fo:text-align="justify" style:justify-single-word="false"/>
      <style:text-properties officeooo:paragraph-rsid="00112eb1"/>
    </style:style>
    <style:style style:name="P17" style:family="paragraph" style:parent-style-name="Text_20_body">
      <style:text-properties officeooo:rsid="0011d451" officeooo:paragraph-rsid="0011d451"/>
    </style:style>
    <style:style style:name="P18" style:family="paragraph" style:parent-style-name="Text_20_body">
      <style:text-properties officeooo:rsid="00122a00" officeooo:paragraph-rsid="00122a00"/>
    </style:style>
    <style:style style:name="P19" style:family="paragraph" style:parent-style-name="Text_20_body">
      <style:text-properties officeooo:rsid="0013ce20" officeooo:paragraph-rsid="0013ce20"/>
    </style:style>
    <style:style style:name="P20" style:family="paragraph" style:parent-style-name="Text_20_body">
      <style:text-properties officeooo:rsid="00140cf4" officeooo:paragraph-rsid="00140cf4"/>
    </style:style>
    <style:style style:name="P21" style:family="paragraph" style:parent-style-name="Text_20_body">
      <style:paragraph-properties fo:text-align="justify" style:justify-single-word="false"/>
      <style:text-properties officeooo:rsid="00163724" officeooo:paragraph-rsid="00163724"/>
    </style:style>
    <style:style style:name="P22" style:family="paragraph" style:parent-style-name="Text_20_body">
      <style:paragraph-properties fo:background-color="#b3b3b3">
        <style:background-image/>
      </style:paragraph-properties>
      <style:text-properties style:font-name="Courier New" fo:font-size="12pt" style:font-size-asian="12pt" style:font-size-complex="12pt"/>
    </style:style>
    <style:style style:name="P23" style:family="paragraph" style:parent-style-name="Text_20_body">
      <style:paragraph-properties fo:background-color="#b3b3b3">
        <style:background-image/>
      </style:paragraph-properties>
      <style:text-properties style:font-name="Courier New" fo:font-size="12pt" officeooo:paragraph-rsid="001197b2" style:font-size-asian="12pt" style:font-size-complex="12pt"/>
    </style:style>
    <style:style style:name="P24" style:family="paragraph" style:parent-style-name="Text_20_body">
      <style:paragraph-properties fo:background-color="#b3b3b3">
        <style:background-image/>
      </style:paragraph-properties>
      <style:text-properties style:font-name="Courier New" fo:font-size="12pt" officeooo:paragraph-rsid="000e6422" style:font-size-asian="12pt" style:font-size-complex="12pt"/>
    </style:style>
    <style:style style:name="P25" style:family="paragraph" style:parent-style-name="Text_20_body">
      <style:paragraph-properties fo:background-color="#b3b3b3">
        <style:background-image/>
      </style:paragraph-properties>
      <style:text-properties fo:color="#3f7f5f" style:font-name="Courier New" fo:font-size="12pt" style:font-size-asian="12pt" style:font-size-complex="12pt"/>
    </style:style>
    <style:style style:name="P26" style:family="paragraph" style:parent-style-name="Text_20_body">
      <style:paragraph-properties fo:text-align="justify" style:justify-single-word="false"/>
      <style:text-properties style:font-name="Arial" officeooo:rsid="000e6422" officeooo:paragraph-rsid="000e6422"/>
    </style:style>
    <style:style style:name="P27" style:family="paragraph" style:parent-style-name="Text_20_body">
      <style:text-properties style:font-name="Arial" officeooo:rsid="00112eb1" officeooo:paragraph-rsid="00112eb1"/>
    </style:style>
    <style:style style:name="P28" style:family="paragraph" style:parent-style-name="Text_20_body">
      <style:paragraph-properties fo:text-align="justify" style:justify-single-word="false"/>
      <style:text-properties style:font-name="Arial" officeooo:rsid="001197b2" officeooo:paragraph-rsid="001197b2"/>
    </style:style>
    <style:style style:name="P29" style:family="paragraph" style:parent-style-name="Text_20_body">
      <style:paragraph-properties fo:text-align="justify" style:justify-single-word="false"/>
      <style:text-properties style:font-name="Arial" officeooo:rsid="0011d451" officeooo:paragraph-rsid="0011d451"/>
    </style:style>
    <style:style style:name="P30" style:family="paragraph" style:parent-style-name="Text_20_body">
      <style:paragraph-properties fo:text-align="justify" style:justify-single-word="false"/>
      <style:text-properties style:font-name="Arial" officeooo:rsid="00122a00" officeooo:paragraph-rsid="00122a00"/>
    </style:style>
    <style:style style:name="P31" style:family="paragraph" style:parent-style-name="Text_20_body">
      <style:paragraph-properties fo:text-align="justify" style:justify-single-word="false"/>
      <style:text-properties style:font-name="Arial" officeooo:rsid="0013ce20" officeooo:paragraph-rsid="0013ce20"/>
    </style:style>
    <style:style style:name="P32" style:family="paragraph" style:parent-style-name="Text_20_body">
      <style:paragraph-properties fo:text-align="justify" style:justify-single-word="false"/>
      <style:text-properties style:font-name="Arial" officeooo:rsid="00140cf4" officeooo:paragraph-rsid="00140cf4"/>
    </style:style>
    <style:style style:name="P33" style:family="paragraph" style:parent-style-name="Text_20_body">
      <style:paragraph-properties fo:text-align="justify" style:justify-single-word="false"/>
      <style:text-properties style:font-name="Arial" officeooo:rsid="0015ae39" officeooo:paragraph-rsid="0015ae39"/>
    </style:style>
    <style:style style:name="P34" style:family="paragraph" style:parent-style-name="Text_20_body">
      <style:paragraph-properties fo:background-color="#b3b3b3">
        <style:background-image/>
      </style:paragraph-properties>
      <style:text-properties fo:color="#3f7f5f" style:font-name="Courier New" fo:font-size="12pt" style:font-size-asian="12pt" style:font-size-complex="12pt"/>
    </style:style>
    <style:style style:name="P35" style:family="paragraph" style:parent-style-name="Text_20_body">
      <style:paragraph-properties fo:background-color="#b3b3b3">
        <style:background-image/>
      </style:paragraph-properties>
      <style:text-properties fo:color="#000000" style:font-name="Courier New" fo:font-size="12pt" style:font-size-asian="12pt" style:font-size-complex="12pt"/>
    </style:style>
    <style:style style:name="P36" style:family="paragraph" style:parent-style-name="Text_20_body">
      <style:paragraph-properties fo:background-color="#b3b3b3">
        <style:background-image/>
      </style:paragraph-properties>
      <style:text-properties fo:color="#000000" style:font-name="Courier New" fo:font-size="12pt" officeooo:paragraph-rsid="001197b2" style:font-size-asian="12pt" style:font-size-complex="12pt"/>
    </style:style>
    <style:style style:name="P37" style:family="paragraph" style:parent-style-name="Text_20_body">
      <style:paragraph-properties fo:background-color="#b3b3b3">
        <style:background-image/>
      </style:paragraph-properties>
      <style:text-properties fo:color="#646464" style:font-name="Courier New" fo:font-size="12pt" style:font-size-asian="12pt" style:font-size-complex="12pt"/>
    </style:style>
    <style:style style:name="P38" style:family="paragraph" style:parent-style-name="Heading_20_1">
      <style:text-properties style:font-name="Arial"/>
    </style:style>
    <style:style style:name="P39" style:family="paragraph" style:parent-style-name="Heading_20_3">
      <style:text-properties style:font-name="Arial"/>
    </style:style>
    <style:style style:name="T1" style:family="text">
      <style:text-properties officeooo:rsid="0008fa64"/>
    </style:style>
    <style:style style:name="T2" style:family="text">
      <style:text-properties fo:color="#000000"/>
    </style:style>
    <style:style style:name="T3" style:family="text">
      <style:text-properties fo:color="#000000" fo:font-style="italic" style:font-style-asian="italic"/>
    </style:style>
    <style:style style:name="T4" style:family="text">
      <style:text-properties fo:color="#6a3e3e"/>
    </style:style>
    <style:style style:name="T5" style:family="text">
      <style:text-properties fo:color="#6a3e3e" style:text-underline-style="none"/>
    </style:style>
    <style:style style:name="T6" style:family="text">
      <style:text-properties fo:color="#7f0055" fo:font-weight="bold" style:font-weight-asian="bold"/>
    </style:style>
    <style:style style:name="T7" style:family="text">
      <style:text-properties fo:color="#3f7f5f"/>
    </style:style>
    <style:style style:name="T8" style:family="text">
      <style:text-properties fo:color="#3f7f5f" officeooo:rsid="000e6422"/>
    </style:style>
    <style:style style:name="T9" style:family="text">
      <style:text-properties fo:color="#3f7f5f" officeooo:rsid="001197b2"/>
    </style:style>
    <style:style style:name="T10" style:family="text">
      <style:text-properties fo:color="#3f7f5f" officeooo:rsid="00175fef"/>
    </style:style>
    <style:style style:name="T11" style:family="text">
      <style:text-properties fo:color="#2a00ff"/>
    </style:style>
    <style:style style:name="T12" style:family="text">
      <style:text-properties style:font-name="Courier New"/>
    </style:style>
    <style:style style:name="T13" style:family="text">
      <style:text-properties officeooo:rsid="000c2876"/>
    </style:style>
    <style:style style:name="T14" style:family="text">
      <style:text-properties fo:color="#0000c0" fo:font-style="italic" fo:font-weight="bold" style:font-style-asian="italic" style:font-weight-asian="bold"/>
    </style:style>
    <style:style style:name="T15" style:family="text">
      <style:text-properties officeooo:rsid="000c6e4f"/>
    </style:style>
    <style:style style:name="T16" style:family="text">
      <style:text-properties style:font-name="Arial"/>
    </style:style>
    <style:style style:name="T17" style:family="text">
      <style:text-properties style:font-name="Arial" officeooo:rsid="00112eb1"/>
    </style:style>
    <style:style style:name="T18" style:family="text">
      <style:text-properties style:font-name="Arial" officeooo:rsid="00122a00"/>
    </style:style>
    <style:style style:name="T19" style:family="text">
      <style:text-properties style:font-name="Arial" officeooo:rsid="0015ae39"/>
    </style:style>
    <style:style style:name="T20" style:family="text">
      <style:text-properties officeooo:rsid="000e6422"/>
    </style:style>
    <style:style style:name="T21" style:family="text">
      <style:text-properties fo:color="#646464"/>
    </style:style>
    <style:style style:name="T22" style:family="text">
      <style:text-properties style:use-window-font-color="true" style:font-name="Courier New" fo:font-size="12pt" style:font-size-asian="12pt" style:font-size-complex="12pt"/>
    </style:style>
    <style:style style:name="T23" style:family="text">
      <style:text-properties officeooo:rsid="0015ae39"/>
    </style:style>
    <style:style style:name="T24" style:family="text">
      <style:text-properties officeooo:rsid="00175fef"/>
    </style:style>
    <style:style style:name="T25" style:family="text">
      <style:text-properties officeooo:rsid="00180f93"/>
    </style:style>
    <style:style style:name="T26" style:family="text">
      <style:text-properties officeooo:rsid="001952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Annexe au compte rendu d’activités</text:p>
      <text:p text:style-name="Subtitle">de Sylvain COLLET</text:p>
      <text:p text:style-name="Subtitle">du 0<text:span text:style-name="T1">5</text:span>/<text:span text:style-name="T1">01</text:span>/201<text:span text:style-name="T1">5</text:span> au <text:span text:style-name="T26">06</text:span>/<text:span text:style-name="T1">02</text:span>/201<text:span text:style-name="T1">5</text:span></text:p>
      <text:p text:style-name="P1"/>
      <text:h text:style-name="Heading_20_1" text:outline-level="1"><text:span text:style-name="T25">Conception et développement</text:span> de fonctionnalités</text:h>
      <text:h text:style-name="Heading_20_3" text:outline-level="3"><text:span text:style-name="T13">Ajout de f</text:span>onctionnalités pour gérer les attributs et les relations</text:h>
      <text:p text:style-name="P3">Conception, implémentation et tests des fonctionnalités pour ajouter, modifier et récupérer un attribut <text:span text:style-name="T13">(information posée sur un type)</text:span>, un holder <text:span text:style-name="T13">(valeur d'attribut)</text:span>, une relation <text:span text:style-name="T13">(relie deux types)</text:span> ou un link <text:span text:style-name="T13">(relie deux instances de type)</text:span>. Prenons quelques exemples.</text:p>
      <text:p text:style-name="P2"/>
      <text:p text:style-name="P3">Création d'un type <text:span text:style-name="T12">Vehicle</text:span> et ajout d'un attribut <text:span text:style-name="T12">Options</text:span> :</text:p>
      <text:p text:style-name="P22"><text:span text:style-name="T2">Engine </text:span><text:span text:style-name="T4">engine</text:span><text:span text:style-name="T2"> = </text:span><text:span text:style-name="T6">new</text:span><text:span text:style-name="T2"> Engine();</text:span></text:p>
      <text:p text:style-name="P22"/>
      <text:p text:style-name="P22"><text:span text:style-name="T2">Generic </text:span><text:span text:style-name="T4">vehicle</text:span><text:span text:style-name="T2"> = </text:span><text:span text:style-name="T4">engine</text:span><text:span text:style-name="T2">.addInstance(</text:span><text:span text:style-name="T11">"Vehicle"</text:span><text:span text:style-name="T2">);</text:span></text:p>
      <text:p text:style-name="P22"/>
      <text:p text:style-name="P25">// Add an attribute Options</text:p>
      <text:p text:style-name="P22"><text:span text:style-name="T4">vehicle</text:span><text:span text:style-name="T2">.addAttribute(</text:span><text:span text:style-name="T11">"Options"</text:span><text:span text:style-name="T2">);</text:span></text:p>
      <text:p text:style-name="P22"/>
      <text:p text:style-name="P22"><text:span text:style-name="T2">Generic </text:span><text:span text:style-name="T5">myVehicle</text:span><text:span text:style-name="T2"> = </text:span><text:span text:style-name="T4">vehicle</text:span><text:span text:style-name="T2">.addInstance(</text:span><text:span text:style-name="T11">"myVehicle"</text:span><text:span text:style-name="T2">);</text:span></text:p>
      <text:p text:style-name="P22"/>
      <text:p text:style-name="P22"><text:span text:style-name="T4">engine</text:span><text:span text:style-name="T2">.getCurrentCache().flush();</text:span></text:p>
      <text:p text:style-name="P2"/>
      <text:p text:style-name="P5">Recherche du <text:span text:style-name="T12">Véhicle</text:span> précédemment créé :</text:p>
      <text:p text:style-name="P25">// Find the instance myVehicle</text:p>
      <text:p text:style-name="P22"><text:span text:style-name="T4">vehicle</text:span><text:span text:style-name="T2">.getInstance(</text:span><text:span text:style-name="T11">"myVehicle"</text:span><text:span text:style-name="T2">);</text:span></text:p>
      <text:p text:style-name="P2"/>
      <text:h text:style-name="Heading_20_3" text:outline-level="3">Suppression de fonctionnalités pour gérer un type</text:h>
      <text:p text:style-name="P5">Suppression de fonctionnalités pour ajouter ou modifier un type. Ces deux fonctionnalités causent dans certains cas des problèmes lors de leur utilisation. Par exemple, il n'y aurait pas de sens à ajouter un type à un type. Ces deux fonctionnalités restent cependant possible en utilisant d'autres fonctionnalités ne causant plus ces problèmes.</text:p>
      <text:p text:style-name="P4"/>
      <text:h text:style-name="Heading_20_3" text:outline-level="3"><text:soft-page-break/>Ajout <text:span text:style-name="T24">de </text:span>test<text:span text:style-name="T24">s</text:span> pour la fonctionnalité de suppression en cascade</text:h>
      <text:p text:style-name="P5">Une suppression en cascade est une suppression provoquant automatiquement la suppression d'autres informations. Prenons un exemple.</text:p>
      <text:p text:style-name="P4"/>
      <text:p text:style-name="P5">Création d'un type <text:span text:style-name="T12">Vehicle</text:span> et d'un type <text:span text:style-name="T12">Color</text:span> puis création d'une relation <text:span text:style-name="T12">VehicleColor</text:span> reliant ces deux types. Activation de la suppression en cascade sur la relation. Suppression du type <text:span text:style-name="T12">Vehicle</text:span> :</text:p>
      <text:p text:style-name="P22"><text:span text:style-name="T2">Engine </text:span><text:span text:style-name="T4">engine</text:span><text:span text:style-name="T2"> = </text:span><text:span text:style-name="T6">new</text:span><text:span text:style-name="T2"> Engine();</text:span></text:p>
      <text:p text:style-name="P22"/>
      <text:p text:style-name="P22"><text:span text:style-name="T2">Generic </text:span><text:span text:style-name="T4">vehicle</text:span><text:span text:style-name="T2"> = </text:span><text:span text:style-name="T4">engine</text:span><text:span text:style-name="T2">.addInstance(</text:span><text:span text:style-name="T11">"Vehicle"</text:span><text:span text:style-name="T2">);</text:span></text:p>
      <text:p text:style-name="P22"><text:span text:style-name="T2">Generic </text:span><text:span text:style-name="T4">color</text:span><text:span text:style-name="T2"> = </text:span><text:span text:style-name="T4">engine</text:span><text:span text:style-name="T2">.addInstance(</text:span><text:span text:style-name="T11">"Color"</text:span><text:span text:style-name="T2">);</text:span></text:p>
      <text:p text:style-name="P22"><text:span text:style-name="T2">Generic </text:span><text:span text:style-name="T4">vehicleColor</text:span><text:span text:style-name="T2"> = </text:span><text:span text:style-name="T4">vehicle</text:span><text:span text:style-name="T2">.addRelation(</text:span><text:span text:style-name="T11">"VehicleColor"</text:span><text:span text:style-name="T2">, </text:span><text:span text:style-name="T4">color</text:span><text:span text:style-name="T2">);</text:span></text:p>
      <text:p text:style-name="P22"/>
      <text:p text:style-name="P22"><text:span text:style-name="T4">engine</text:span><text:span text:style-name="T2">.find(MetaRelation.</text:span><text:span text:style-name="T6">class</text:span><text:span text:style-name="T2">).disableReferentialIntegrity(ApiStatic<text:tab/>s.</text:span><text:span text:style-name="T14">TARGET_POSITION</text:span><text:span text:style-name="T2">);</text:span></text:p>
      <text:p text:style-name="P22"/>
      <text:p text:style-name="P22"><text:span text:style-name="T4">engine</text:span><text:span text:style-name="T2">.find(MetaRelation.</text:span><text:span text:style-name="T6">class</text:span><text:span text:style-name="T2">).enableCascadeRemove(ApiStatics.</text:span><text:span text:style-name="T14">TARGET<text:tab/>_POSITION</text:span><text:span text:style-name="T2">);</text:span></text:p>
      <text:p text:style-name="P22"/>
      <text:p text:style-name="P25">// Remove the type Vehicle</text:p>
      <text:p text:style-name="P22"><text:span text:style-name="T4">vehicle</text:span><text:span text:style-name="T2">.remove();</text:span></text:p>
      <text:p text:style-name="P22"><text:span text:style-name="T6">assert</text:span><text:span text:style-name="T2"> !</text:span><text:span text:style-name="T4">vehicle</text:span><text:span text:style-name="T2">.isAlive();</text:span></text:p>
      <text:p text:style-name="P22"><text:span text:style-name="T6">assert</text:span><text:span text:style-name="T2"> !</text:span><text:span text:style-name="T4">vehicleColor</text:span><text:span text:style-name="T2">.isAlive();</text:span></text:p>
      <text:p text:style-name="P22"><text:span text:style-name="T6">assert</text:span><text:span text:style-name="T2"> !</text:span><text:span text:style-name="T4">color</text:span><text:span text:style-name="T2">.isAlive();</text:span></text:p>
      <text:p text:style-name="P22"/>
      <text:p text:style-name="P22"><text:span text:style-name="T4">engine</text:span><text:span text:style-name="T2">.getCurrentCache().flush();</text:span></text:p>
      <text:p text:style-name="P5">Le type <text:span text:style-name="T12">Vehicle</text:span> est supprimé. La relation <text:span text:style-name="T12">VehicleColor</text:span> est également supprimée car la suppression en cascade est activée. Le type <text:span text:style-name="T12">Color</text:span> doit être supprimé également <text:span text:style-name="T15">mais ce n'était pas le cas à cause d'une anomalie</text:span>.</text:p>
      <text:p text:style-name="P4"/>
      <text:p text:style-name="P6">Ajout de tests mettant en évidence <text:span text:style-name="T24">cette </text:span>anomalie et permettant ensuite de la corriger.</text:p>
      <text:p text:style-name="P7"/>
      <text:h text:style-name="Heading_20_3" text:outline-level="3">Correction d'une anomalie dans la gestion des dépendances</text:h>
      <text:p text:style-name="P6">Une fonctionnalité permet de savoir si une information est une dépendance d'une autre. Prenons un exemple.</text:p>
      <text:p text:style-name="P7"/>
      <text:p text:style-name="P6"><text:soft-page-break/>Création d'un type <text:span text:style-name="T12">Vehicle</text:span> et d'une instance de <text:span text:style-name="T12">Vehicle</text:span> :</text:p>
      <text:p text:style-name="P22"><text:span text:style-name="T2">Engine </text:span><text:span text:style-name="T4">engine</text:span><text:span text:style-name="T2"> = </text:span><text:span text:style-name="T6">new</text:span><text:span text:style-name="T2"> Engine();</text:span></text:p>
      <text:p text:style-name="P22"/>
      <text:p text:style-name="P22"><text:span text:style-name="T2">Generic </text:span><text:span text:style-name="T4">vehicle</text:span><text:span text:style-name="T2"> = </text:span><text:span text:style-name="T4">engine</text:span><text:span text:style-name="T2">.addInstance(</text:span><text:span text:style-name="T11">"Vehicle"</text:span><text:span text:style-name="T2">);</text:span></text:p>
      <text:p text:style-name="P22"><text:span text:style-name="T2">Generic </text:span><text:span text:style-name="T4">myVehicle</text:span><text:span text:style-name="T2"> = </text:span><text:span text:style-name="T4">vehicle</text:span><text:span text:style-name="T2">.addInstance(</text:span><text:span text:style-name="T11">"myVehicle"</text:span><text:span text:style-name="T2">);</text:span></text:p>
      <text:p text:style-name="P22"/>
      <text:p text:style-name="P24"><text:span text:style-name="T7">// </text:span><text:span text:style-name="T8">Test </text:span><text:span text:style-name="T10">of the</text:span><text:span text:style-name="T8"> f</text:span><text:span text:style-name="T10">u</text:span><text:span text:style-name="T8">nctionalit</text:span><text:span text:style-name="T10">y</text:span><text:span text:style-name="T8"> isDependencyOf</text:span></text:p>
      <text:p text:style-name="P22"><text:span text:style-name="T6">assert</text:span><text:span text:style-name="T2"> </text:span><text:span text:style-name="T4">myVehicle</text:span><text:span text:style-name="T2">.isDependencyOf(</text:span><text:span text:style-name="T4">vehicle</text:span><text:span text:style-name="T2">, Collections.</text:span><text:span text:style-name="T3">emptyList</text:span><text:span text:style-name="T2">(), <text:tab/></text:span><text:span text:style-name="T11">"myVehicle"</text:span><text:span text:style-name="T2">, Collections.</text:span><text:span text:style-name="T3">emptyList</text:span><text:span text:style-name="T2">());</text:span></text:p>
      <text:p text:style-name="P22"/>
      <text:p text:style-name="P22"><text:span text:style-name="T4">engine</text:span><text:span text:style-name="T2">.getCurrentCache().flush();</text:span></text:p>
      <text:p text:style-name="P6">Ici, à la question <text:span text:style-name="T16">« L</text:span>'information <text:span text:style-name="T12">myVehicle</text:span> est-elle une dépendance de <text:span text:style-name="T12">Vehicle</text:span><text:span text:style-name="T16"> »</text:span>, la réponse est oui puisque <text:span text:style-name="T12">myVehicle</text:span> est une instance du type <text:span text:style-name="T12">Vehicle</text:span>.</text:p>
      <text:p text:style-name="P7"/>
      <text:p text:style-name="P6">Dans certains cas complexes, la fonctionnalité <text:span text:style-name="T20">présentait une anomalie. Etude via des tests pour comprendre et corriger l'anomalie.</text:span></text:p>
      <text:p text:style-name="P7"/>
      <text:h text:style-name="Heading_20_3" text:outline-level="3">Ajout d'une fonctionnailité pour parcourir un arbre</text:h>
      <text:p text:style-name="P9">Un arbre est une manière de représenter l'information de manière arborescente. Prenons un exemple.</text:p>
      <text:p text:style-name="P8"/>
      <text:p text:style-name="P9">Création d'un arbre généalogique avec les parents, un fils et une fille :</text:p>
      <text:p text:style-name="P22"><text:span text:style-name="T2">Engine </text:span><text:span text:style-name="T4">engine</text:span><text:span text:style-name="T2"> = </text:span><text:span text:style-name="T6">new</text:span><text:span text:style-name="T2"> Engine();</text:span></text:p>
      <text:p text:style-name="P22"/>
      <text:p text:style-name="P22"><text:span text:style-name="T7">// Create a </text:span><text:span text:style-name="T8">tree</text:span></text:p>
      <text:p text:style-name="P22"><text:span text:style-name="T2">Generic </text:span><text:span text:style-name="T4">genealogicTree</text:span><text:span text:style-name="T2"> = </text:span><text:span text:style-name="T4">engine</text:span><text:span text:style-name="T2">.addTree(</text:span><text:span text:style-name="T11">"GenealogicTree"</text:span><text:span text:style-name="T2">, 2);</text:span></text:p>
      <text:p text:style-name="P22"/>
      <text:p text:style-name="P22"><text:span text:style-name="T2">Generic </text:span><text:span text:style-name="T4">father</text:span><text:span text:style-name="T2"> = </text:span><text:span text:style-name="T4">genealogicTree</text:span><text:span text:style-name="T2">.addRoot(</text:span><text:span text:style-name="T11">"father"</text:span><text:span text:style-name="T2">);</text:span></text:p>
      <text:p text:style-name="P22"><text:span text:style-name="T2">Generic </text:span><text:span text:style-name="T4">mother</text:span><text:span text:style-name="T2"> = </text:span><text:span text:style-name="T4">genealogicTree</text:span><text:span text:style-name="T2">.addRoot(</text:span><text:span text:style-name="T11">"mother"</text:span><text:span text:style-name="T2">);</text:span></text:p>
      <text:p text:style-name="P22"/>
      <text:p text:style-name="P22"><text:span text:style-name="T2">Generic </text:span><text:span text:style-name="T4">son</text:span><text:span text:style-name="T2"> = </text:span><text:span text:style-name="T4">father</text:span><text:span text:style-name="T2">.addChild(</text:span><text:span text:style-name="T11">"son"</text:span><text:span text:style-name="T2">, </text:span><text:span text:style-name="T4">mother</text:span><text:span text:style-name="T2">);</text:span></text:p>
      <text:p text:style-name="P22"><text:span text:style-name="T2">Generic </text:span><text:span text:style-name="T4">daughter</text:span><text:span text:style-name="T2"> = </text:span><text:span text:style-name="T4">father</text:span><text:span text:style-name="T2">.addChild(</text:span><text:span text:style-name="T11">"daughter"</text:span><text:span text:style-name="T2">, </text:span><text:span text:style-name="T4">mother</text:span><text:span text:style-name="T2">);</text:span></text:p>
      <text:p text:style-name="P22"/>
      <text:p text:style-name="P22"><text:span text:style-name="T4">engine</text:span><text:span text:style-name="T2">.getCurrentCache().flush();</text:span></text:p>
      <text:p text:style-name="P8"/>
      <text:p text:style-name="P9"><text:soft-page-break/>Conception, implémentation et tests d'une fonctionnalité permettant de parcourir un arbre. Dans notre cas, cela donnerait :</text:p>
      <text:p text:style-name="P25">// Pass through the tree from father</text:p>
      <text:p text:style-name="P22"><text:span text:style-name="T4">father</text:span><text:span text:style-name="T2">.traverse(</text:span><text:span text:style-name="T6">new</text:span><text:span text:style-name="T2"> Visitor&lt;Generic&gt;() {</text:span></text:p>
      <text:p text:style-name="P22"><text:span text:style-name="T2"><text:tab/></text:span><text:span text:style-name="T21">@Override</text:span></text:p>
      <text:p text:style-name="P22"><text:span text:style-name="T2"><text:tab/></text:span><text:span text:style-name="T6">public</text:span><text:span text:style-name="T2"> </text:span><text:span text:style-name="T6">void</text:span><text:span text:style-name="T2"> before(Generic </text:span><text:span text:style-name="T4">node</text:span><text:span text:style-name="T2">) {</text:span></text:p>
      <text:p text:style-name="P22"><text:span text:style-name="T2"><text:tab/><text:tab/>System.</text:span><text:span text:style-name="T14">out</text:span><text:span text:style-name="T2">.println(</text:span><text:span text:style-name="T11">"before : "</text:span><text:span text:style-name="T2"> + </text:span><text:span text:style-name="T4">node</text:span><text:span text:style-name="T2">.getValue());</text:span></text:p>
      <text:p text:style-name="P35"><text:tab/>}</text:p>
      <text:p text:style-name="P22"/>
      <text:p text:style-name="P22"><text:span text:style-name="T2"><text:tab/></text:span><text:span text:style-name="T21">@Override</text:span></text:p>
      <text:p text:style-name="P22"><text:span text:style-name="T2"><text:tab/></text:span><text:span text:style-name="T6">public</text:span><text:span text:style-name="T2"> </text:span><text:span text:style-name="T6">void</text:span><text:span text:style-name="T2"> after(Generic </text:span><text:span text:style-name="T4">node</text:span><text:span text:style-name="T2">) {</text:span></text:p>
      <text:p text:style-name="P22"><text:span text:style-name="T2"><text:tab/><text:tab/>System.</text:span><text:span text:style-name="T14">out</text:span><text:span text:style-name="T2">.println(</text:span><text:span text:style-name="T11">"after : "</text:span><text:span text:style-name="T2"> + </text:span><text:span text:style-name="T4">node</text:span><text:span text:style-name="T2">.getValue());</text:span></text:p>
      <text:p text:style-name="P35"><text:tab/>}</text:p>
      <text:p text:style-name="P35">});</text:p>
      <text:p text:style-name="P1"/>
      <text:p text:style-name="P11">Le résultat de l'exécution est le suivant :</text:p>
      <text:p text:style-name="P35">before : father</text:p>
      <text:p text:style-name="P35">before : son</text:p>
      <text:p text:style-name="P35">after : son</text:p>
      <text:p text:style-name="P35">before : daughter</text:p>
      <text:p text:style-name="P35">after : daughter</text:p>
      <text:p text:style-name="P35">after : father</text:p>
      <text:p text:style-name="P10"/>
      <text:h text:style-name="Heading_20_3" text:outline-level="3">Ajout du nom de la base de données lors de la persistance en mode CDI</text:h>
      <text:p text:style-name="P12">Generic System peut être utilisé en mode Java SE ou en mode CDI (JEE). Le deuxième mode permet de s'abstraire de certaines tâches comme la gestion des dépendances (ici <text:span text:style-name="T12">Engine</text:span> et <text:span text:style-name="T12">Cache</text:span>) et des scopes qui sont réalisées automatiquement par le serveur d'application.</text:p>
      <text:p text:style-name="P16"><text:span text:style-name="T17">Dans le cas du mode CDI, le nom de la base de données correspondait à une valeur par défaut (à savoir </text:span><text:span text:style-name="T22">Engine</text:span><text:span text:style-name="T17">).</text:span></text:p>
      <text:p text:style-name="P27"/>
      <text:p text:style-name="P15"><text:span text:style-name="T17">A</text:span><text:span text:style-name="T16">jout d'une fonctionnalité permettant de préciser le nom de la base de données.</text:span></text:p>
      <text:p text:style-name="P28">Dans notre cas, cela donnerait :</text:p>
      <text:p text:style-name="P37">@Specializes</text:p>
      <text:p text:style-name="P37">@Alternative</text:p>
      <text:p text:style-name="P37">@ApplicationScoped</text:p>
      <text:p text:style-name="P22"><text:soft-page-break/><text:span text:style-name="T6">public</text:span><text:span text:style-name="T2"> </text:span><text:span text:style-name="T6">class</text:span><text:span text:style-name="T2"> MyPersistentDirectoryProvider </text:span><text:span text:style-name="T6">extends</text:span><text:span text:style-name="T2"> <text:tab/>PersistentDirectoryProvider {</text:span></text:p>
      <text:p text:style-name="P36"><text:tab/></text:p>
      <text:p text:style-name="P23"><text:span text:style-name="T2"><text:tab/></text:span><text:span text:style-name="T7">// </text:span><text:span text:style-name="T9">Indication </text:span><text:span text:style-name="T10">of the name of the database</text:span></text:p>
      <text:p text:style-name="P23"><text:span text:style-name="T2"><text:tab/></text:span><text:span text:style-name="T21">@Override</text:span></text:p>
      <text:p text:style-name="P22"><text:span text:style-name="T2"><text:tab/></text:span><text:span text:style-name="T6">public</text:span><text:span text:style-name="T2"> String getEngineValue() {</text:span></text:p>
      <text:p text:style-name="P22"><text:span text:style-name="T2"><text:tab/><text:tab/></text:span><text:span text:style-name="T6">return</text:span><text:span text:style-name="T2"> </text:span><text:span text:style-name="T11">"myDataBase"</text:span><text:span text:style-name="T2">;</text:span></text:p>
      <text:p text:style-name="P35"><text:tab/>}</text:p>
      <text:p text:style-name="P22"/>
      <text:p text:style-name="P22"><text:span text:style-name="T2"><text:tab/></text:span><text:span text:style-name="T21">@Override</text:span></text:p>
      <text:p text:style-name="P22"><text:span text:style-name="T2"><text:tab/></text:span><text:span text:style-name="T6">public</text:span><text:span text:style-name="T2"> String getDirectoryPath() {</text:span></text:p>
      <text:p text:style-name="P22"><text:span text:style-name="T2"><text:tab/><text:tab/></text:span><text:span text:style-name="T6">return</text:span><text:span text:style-name="T2"> System.</text:span><text:span text:style-name="T3">getenv</text:span><text:span text:style-name="T2">(</text:span><text:span text:style-name="T11">"HOME"</text:span><text:span text:style-name="T2">) + </text:span><text:span text:style-name="T11">"/my_directory_path"</text:span><text:span text:style-name="T2">;</text:span></text:p>
      <text:p text:style-name="P35"><text:tab/>}</text:p>
      <text:p text:style-name="P35">}</text:p>
      <text:p text:style-name="P13"/>
      <text:h text:style-name="P38" text:outline-level="1">Documentation</text:h>
      <text:h text:style-name="P39" text:outline-level="3">Création d'un fichier README pour présenter Generic System</text:h>
      <text:p text:style-name="P29">Generic System peut être téléchargé puis installé depuis un repos git recensant de nombreux projets. Création d'un fichier README.md présentant le projet Generic System : ce qu'est Generic System, un exemple d'utilisation, les points-clés, les pré-requis et la licence d'utilisation.</text:p>
      <text:p text:style-name="P17"/>
      <text:h text:style-name="P39" text:outline-level="3">Mise à jour de la documentation de l'API</text:h>
      <text:p text:style-name="P30">Une partie du projet Generic System correspond à l'ensemble des fonctionnalités disponibles pour l'utilisateur, c'est ce qu'on appelle l'API. Documentation de fonctionnalités non documentées et mise à jour de fonctionnalités ayant évolué.</text:p>
      <text:p text:style-name="P18"/>
      <text:h text:style-name="Heading_20_3" text:outline-level="3"><text:span text:style-name="T18">Mise à jour</text:span><text:span text:style-name="T16"> d</text:span><text:span text:style-name="T18">e la</text:span><text:span text:style-name="T16"> documentation de référence</text:span></text:h>
      <text:p text:style-name="P30">Le projet Generic System comporte une documentation dite de référence présentant le projet, les pré-requis, un exemple d'utilisation, la représentation de l'information et l'ensemble des fonctionnalités.</text:p>
      <text:p text:style-name="P30">Mise à jour de cette documentation en ajoutant des schémas explicatifs sur la partie sur la <text:s/>représentation de l'information, des parties sur les points forts de Generic System, sur la recherche avancée d'information, sur la suppression avancée d'information, sur la mutabilité de l'information (possibilité de mettre à jour l'information), sur un système évolutif et sur l'utilisation de Generic System en mode CDI (JEE).</text:p>
      <text:p text:style-name="P18"/>
      <text:h text:style-name="P38" text:outline-level="1"><text:soft-page-break/>Blog sur Generic System</text:h>
      <text:h text:style-name="P39" text:outline-level="3">Mise à jour d'articles</text:h>
      <text:p text:style-name="P31">De nombreux articles sur le blog présentent l'utilisation de Generic System. Ces articles n'avaient pas été mis à jour suite à l'évolution de Generic System. Certains contenaient quelques erreurs ou été imprécis. D'autres encore étaient peu compréhensibles sur certains passages.</text:p>
      <text:p text:style-name="P31">Mise à jour de l'ensemble des articles améliorant ainsi la qualité des articles présentant Generic System.</text:p>
      <text:p text:style-name="P19"/>
      <text:h text:style-name="P39" text:outline-level="3">Création d'un nouvel article sur la représentation de l'information</text:h>
      <text:p text:style-name="P32">Création d'un nouvel article présentant la représentation de l'information au sein de Generic System. Le lecteur découvrira dans un premier temps comment l'information est représentée puis découvrira les différents types de liaison reliant l'information, il continuera sur une comparaison avec le langage de modélisation UML puis terminera sur des schémas explicatifs.</text:p>
      <text:p text:style-name="P20"/>
      <text:h text:style-name="P38" text:outline-level="1">Utilisation de Generic System</text:h>
      <text:h text:style-name="P39" text:outline-level="3">Création d'un projet avec des programmes d'exemple</text:h>
      <text:p text:style-name="P33">Création d'un projet avec de nombreux programmes d'exemple montrant ainsi l'utilisation de Generic System. Ces différents exemples sont utilisés principalement pour les articles du blog mais également pour le fichier README et la documentation de référence.</text:p>
      <text:p text:style-name="P14">Ce projet permet dans un premier temps de qualifier Generic System : vérifier que la solution proposée par Generic System répond au besoin fonctionnel attendu. Il s'agit en fait d'une recette fonctionnelle visant à <text:span text:style-name="T23">tester en conditions réelles </text:span>l'ensemble des<text:span text:style-name="T23"> fonctionnalités.</text:span></text:p>
      <text:p text:style-name="P21"><text:span text:style-name="T16">Il permet dans un second temps de <text:s/></text:span><text:span text:style-name="T19">montrer aux nouveaux utilisateurs comment créer un projet pour utiliser Generic System </text:span><text:span text:style-name="T16">via de nombreux exemples simples d'util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Monospace" svg:font-family="Monospace"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H56M59S</meta:editing-duration>
    <meta:editing-cycles>15</meta:editing-cycles>
    <meta:generator>LibreOffice/4.2.7.2$Linux_X86_64 LibreOffice_project/420m0$Build-2</meta:generator>
    <dc:date>2015-02-06T11:24:54.725832719</dc:date>
    <meta:print-date>2015-02-06T11:42:39.158164455</meta:print-date>
    <meta:document-statistic meta:table-count="0" meta:image-count="0" meta:object-count="0" meta:page-count="6" meta:paragraph-count="115" meta:word-count="1112" meta:character-count="8180" meta:non-whitespace-character-count="7156"/>
    <meta:user-defined meta:name="Info 1"/>
    <meta:user-defined meta:name="Info 2"/>
    <meta:user-defined meta:name="Info 3"/>
    <meta:user-defined meta:name="Info 4"/>
  </office:meta>
</office:document-meta>
</file>